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style:text-underline-style="none" style:font-size-asian="14pt" style:font-size-complex="14pt"/>
    </style:style>
    <style:style style:name="P5" style:family="paragraph" style:parent-style-name="Standard">
      <style:text-properties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lan du rapport :</text:p>
      <text:p text:style-name="P1"/>
      <text:p text:style-name="P1"/>
      <text:p text:style-name="P3">Cahier des charges initial.</text:p>
      <text:p text:style-name="Standard"/>
      <text:p text:style-name="P3"/>
      <text:p text:style-name="P3">Plan de développement.</text:p>
      <text:p text:style-name="P2"/>
      <text:p text:style-name="P3"/>
      <text:p text:style-name="P3">Organisation des codes sources.</text:p>
      <text:p text:style-name="P2"/>
      <text:p text:style-name="P3">Évolution de la structure de donnée</text:p>
      <text:p text:style-name="P3"/>
      <text:p text:style-name="P3">Partie core.c :</text:p>
      <text:p text:style-name="P2"><text:s text:c="4"/>Principe algorithme de placement aléatoire.</text:p>
      <text:p text:style-name="P2"><text:s text:c="4"/>Principe algorithme de tir aléatoire</text:p>
      <text:p text:style-name="P2"><text:s text:c="4"/>code source de core.h</text:p>
      <text:p text:style-name="P2"><text:s text:c="4"/>code sources des fonctions détaillées (un fichier = une fonction)</text:p>
      <text:p text:style-name="P2"/>
      <text:p text:style-name="P3">Partie network.c :</text:p>
      <text:p text:style-name="P2"><text:s text:c="4"/>Principe du fonctionnement du réseau et thread</text:p>
      <text:p text:style-name="P2"><text:s text:c="4"/>code source de network.h</text:p>
      <text:p text:style-name="P2"><text:s text:c="4"/>code sources des fonctions détaillées (un fichier = une fonction)</text:p>
      <text:p text:style-name="P2"/>
      <text:p text:style-name="P3">Partie graphisme.c :</text:p>
      <text:p text:style-name="P2"><text:s text:c="4"/>la saisie de chaine via SDL.</text:p>
      <text:p text:style-name="P2"><text:s text:c="4"/>code source de graphisme.h</text:p>
      <text:p text:style-name="P2"><text:s text:c="4"/>code sources des fonctions détaillées (un fichier = une fonction)</text:p>
      <text:p text:style-name="P2"/>
      <text:p text:style-name="P3">Code source de jeu.c &amp; jeu.h.</text:p>
      <text:p text:style-name="P3"/>
      <text:p text:style-name="P3">Développement futur.</text:p>
      <text:p text:style-name="P3"/>
      <text:p text:style-name="P3"/>
      <text:p text:style-name="P3"/>
      <text:p text:style-name="P3"><text:soft-page-break/></text:p>
      <text:p text:style-name="P3"/>
      <text:p text:style-name="P8"/>
      <text:p text:style-name="P8">Plan de développement.</text:p>
      <text:p text:style-name="P3"/>
      <text:p text:style-name="P3"/>
      <text:p text:style-name="P3"/>
      <text:p text:style-name="P4">Le développement a été effectué en trois grande partie :</text:p>
      <text:p text:style-name="P4"/>
      <text:p text:style-name="P3"/>
      <text:p text:style-name="P3">Version 0.1 :</text:p>
      <text:p text:style-name="P4"/>
      <text:p text:style-name="P4"><text:s text:c="3"/>-Développement des fonctions pour le mode un joueur. Cela inclut l'IA que ce soit <text:s text:c="6"/></text:p>
      <text:p text:style-name="P4"><text:s text:c="4"/>au niveau du placement aléatoire ou au niveau du tir.</text:p>
      <text:p text:style-name="P4"><text:s text:c="3"/>-Développement des fonctions motrices du jeu, réponse aux tir ainsi que les <text:s text:c="3"/></text:p>
      <text:p text:style-name="P4"><text:s text:c="4"/>fonctions associées au joueur (placement humain, tir humain)</text:p>
      <text:p text:style-name="P4"><text:s text:c="3"/>-Test des structures de données choisies</text:p>
      <text:p text:style-name="P4"><text:s text:c="3"/>-Cette version possède une interface ASCII art et ne contient que le mode un joueur</text:p>
      <text:p text:style-name="P4"/>
      <text:p text:style-name="P4">Une version 0.11 est sortie pour corriger quelques problèmes de division par zéro lors </text:p>
      <text:p text:style-name="P4">du placement aléatoire.</text:p>
      <text:p text:style-name="P4"/>
      <text:p text:style-name="P3">Version 0.5 :</text:p>
      <text:p text:style-name="P4"/>
      <text:p text:style-name="P4"><text:s text:c="3"/>-Développement du principe de communication choisi</text:p>
      <text:p text:style-name="P4"><text:s text:c="3"/>-Développement des fonctions de transmissions/réceptions de données,dont <text:s text:c="3"/></text:p>
      <text:p text:style-name="P4"><text:s text:c="4"/>certaines sont spécifiques pour une utilisation avec un thread.</text:p>
      <text:p text:style-name="P4"><text:s text:c="3"/>-Modification du main, il intègre les spécifications de déclarations de socket pour le <text:s text:c="5"/></text:p>
      <text:p text:style-name="P4"><text:s text:c="4"/>système win32. Les threads font aussi leurs apparitions même si leur utilité en <text:s text:c="4"/></text:p>
      <text:p text:style-name="P4"><text:s text:c="4"/>mode console est encore nulle</text:p>
      <text:p text:style-name="P4"/>
      <text:p text:style-name="P3">Version 1.0 :</text:p>
      <text:p text:style-name="P3"/>
      <text:p text:style-name="P4"><text:s text:c="3"/>-Développement des fonctions d'affichage d'information à l'écran. <text:s text:c="2"/></text:p>
      <text:p text:style-name="P4"><text:s text:c="3"/>-Modifications des fonctions existantes pour intégrer les gestions d'évènement <text:s text:c="2"/></text:p>
      <text:p text:style-name="P4"><text:s text:c="4"/>SDL,les affichages ou encore le son géré par FMOD</text:p>
      <text:p text:style-name="P4"><text:s text:c="3"/>-Modification du main, il intègre les initialisations des librarys graphiques et <text:s text:c="2"/></text:p>
      <text:p text:style-name="P4"><text:s text:c="4"/>sonore. Ainsi que les évènements géré par la SDL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Organisation des codes sources.</text:p>
      <text:p text:style-name="P3"/>
      <text:p text:style-name="P3"/>
      <text:p text:style-name="P4">Le code source de la version 1.0 a été divisé en 4 parties distinctes :</text:p>
      <text:p text:style-name="P4"/>
      <text:p text:style-name="P4"/>
      <text:p text:style-name="P4">core.c : contient toutes les fonctions motrices du jeu</text:p>
      <text:p text:style-name="P4">core.h : déclare toutes les fonctions de core.c et fait l'include de toutes les library.</text:p>
      <text:p text:style-name="P4"/>
      <text:p text:style-name="P4">network.c : contient toutes les fonctions de transmissions/émissions de données </text:p>
      <text:p text:style-name="P4">network.h : déclare toutes les fonctions de core.c et fait l'include de core.h.</text:p>
      <text:p text:style-name="P4"/>
      <text:p text:style-name="P4">graphisme.c : contient toutes les fonctions d'affichage d'information</text:p>
      <text:p text:style-name="P4">graphisme.h : déclare toutes les fonctions de graphisme.c et fait l'include de core.h</text:p>
      <text:p text:style-name="P4"/>
      <text:p text:style-name="P4">jeu.c : fonctions principales du jeu</text:p>
      <text:p text:style-name="P4">jeu.h : include du core.h et declarations de la structure var_game_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>Partie jeu.c</text:p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La saisie de chaîne via SDL.</text:p>
      <text:p text:style-name="P10"/>
      <text:p text:style-name="P11">Problématique :</text:p>
      <text:p text:style-name="P6">Lors du début du mode local client il est nécessaire de saisir l'adresse ip du joueur serveur or il n'existe pas de fonctions SDL ou de sous-bibliotheque qui permettent de faire ca directement.</text:p>
      <text:p text:style-name="P6">Donc on a du coder notre mini-fonction qui permet de faire une saisie à l'écran.</text:p>
      <text:p text:style-name="P6"/>
      <text:p text:style-name="P6">Introduction :</text:p>
      <text:p text:style-name="P6">le texte saisie est géré par des évènements claviers.</text:p>
      <text:p text:style-name="P6">Or on a besoin seulement des chiffres ainsi que le '.', enter, return donc on « codera »</text:p>
      <text:p text:style-name="P6">que ces évènements.</text:p>
      <text:p text:style-name="P6">Cependant on a rencontré un problème, la doc SDL indique que les chiffres claviers sont gérés avec les constantes suivantes SDLK_X où X correspond au chiffre.</text:p>
      <text:p text:style-name="P6">Ces constantes ne fonctionnent pas. Donc la solution retenue est d'avoir effectué un programme test qui définie les événement retournés par &amp;,é, »,',(,-,è,_,ç,à <text:s/>.</text:p>
      <text:p text:style-name="P6">le seul « hic », l'utilisateur n'aura pas a utilisé le MAJ pour rentrer l'adresse ip.</text:p>
      <text:p text:style-name="P6">Mais il pourra l'utiliser, il sera pas pris en compte.</text:p>
      <text:p text:style-name="P6">Le principe est simple, a chaque changement pour la chaine on génère une nouvelle surface à l'aide la library SDL_ttf , puis en blittant un fond pour masquer l'ancienne adresse et en blittant la nouvelle adresse puis d'effectuer un SDL_Flip pour afficher la nouvelle adresse.</text:p>
      <text:p text:style-name="P6"/>
      <text:p text:style-name="P6">Algo de principe :</text:p>
      <text:p text:style-name="P6"/>
      <text:p text:style-name="P6">initialisation de la police,couleur,chaine ;</text:p>
      <text:p text:style-name="P6">tant que finp = 0 faire</text:p>
      <text:p text:style-name="P6"><text:s text:c="3"/>si le nombre de caractère de la chaine est &lt; à 16 alors</text:p>
      <text:p text:style-name="P6"><text:s text:c="6"/>attente événement</text:p>
      <text:p text:style-name="P6"><text:s text:c="6"/>selon événement :</text:p>
      <text:p text:style-name="P6"><text:s text:c="9"/>SDL_QUIT : on quitte le programme.</text:p>
      <text:p text:style-name="P6"><text:s text:c="9"/>Touche appuye :</text:p>
      <text:p text:style-name="P6"><text:s text:c="13"/>selon la touche :</text:p>
      <text:p text:style-name="P6"><text:s text:c="17"/>si la touche est un chiffre ou '.' on l'ajoute a la chaine</text:p>
      <text:p text:style-name="P6"><text:s text:c="17"/>si la touche est return on supprime un caractère</text:p>
      <text:p text:style-name="P6"><text:s text:c="17"/>si la touche est enter finp = 1</text:p>
      <text:p text:style-name="P6"><text:s text:c="13"/>fin selon</text:p>
      <text:p text:style-name="P6"><text:s text:c="7"/>fin selon</text:p>
      <text:p text:style-name="P6"><text:s text:c="7"/>afficher la nouvelle chaine</text:p>
      <text:p text:style-name="P6"><text:s text:c="4"/>sinon</text:p>
      <text:p text:style-name="P6"><text:s text:c="7"/>supprimer le dernier caractère</text:p>
      <text:p text:style-name="P6">fait</text:p>
      <text:p text:style-name="P6">retourner chaine</text:p>
      <text:p text:style-name="P6"><text:soft-page-break/></text:p>
      <text:p text:style-name="P12"/>
      <text:p text:style-name="P12">Développement futur.</text:p>
      <text:p text:style-name="P6"/>
      <text:p text:style-name="P6"/>
      <text:p text:style-name="P6">Le nombre d'heure réservé au projet (2x20H) ne nous a pas permis de d'approfondir,d'optimiser,d'avoir des retours de test suffisant sur le projet.</text:p>
      <text:p text:style-name="P6">Cependant, nous désirons se servir de cette base pour l'améliorer, et expérimenter des connaissances futures.</text:p>
      <text:p text:style-name="P6">Pour cela un planning des futures versions, qui j'espère, pourront être développé.</text:p>
      <text:p text:style-name="P6"/>
      <text:p text:style-name="P6">V1.01 :</text:p>
      <text:p text:style-name="P6">-amélioration du code. <text:s text:c="2"/></text:p>
      <text:p text:style-name="P6">-correction des dimensions des éléments graphiques.</text:p>
      <text:p text:style-name="P6">-gestion mémoire (libérer toutes les ressources?).</text:p>
      <text:p text:style-name="P6">-gestion du chemin relatif pour l'init_var. win32/linux-UNIX.</text:p>
      <text:p text:style-name="P6"/>
      <text:p text:style-name="P6">V1.1 :</text:p>
      <text:p text:style-name="P6">-compatibilité x64/x86/i386 (refonte système réseau).</text:p>
      <text:p text:style-name="P6">-réglage des évènement avec les attentes de retour de thread.</text:p>
      <text:p text:style-name="P6">-publication. Licence ? Laquelle ? Compatible FMOD ?</text:p>
      <text:p text:style-name="P6"/>
      <text:p text:style-name="P6">V1.2 :</text:p>
      <text:p text:style-name="P6">-refonte interface graphiques (utilisation d'image, problème de rotation).</text:p>
      <text:p text:style-name="P6">-insertion des fonctions mute/unmute.</text:p>
      <text:p text:style-name="P6">-gestion des évènement qui lui sont associe</text:p>
      <text:p text:style-name="P6"/>
      <text:p text:style-name="P6">v1.5 :</text:p>
      <text:p text:style-name="P6">-fenêtre a dimensions variables</text:p>
      <text:p text:style-name="P6"/>
      <text:p text:style-name="P6">v2.0 :</text:p>
      <text:p text:style-name="P6">-insertion mode de jeu internet</text:p>
      <text:p text:style-name="P6">-création du programme server.</text:p>
      <text:p text:style-name="P6"/>
      <text:p text:style-name="P6">VXX :</text:p>
      <text:p text:style-name="P6">gestion BDD ? Score?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ime ESCOURBIIAC</meta:initial-creator>
    <meta:creation-date>2010-06-16T17:43:44</meta:creation-date>
    <dc:date>2010-06-17T00:58:01</dc:date>
    <dc:creator>Maxime ESCOURBIIAC</dc:creator>
    <meta:editing-duration>PT03H21M46S</meta:editing-duration>
    <meta:editing-cycles>8</meta:editing-cycles>
    <meta:generator>OpenOffice.org/3.2$Linux OpenOffice.org_project/320m12$Build-9483</meta:generator>
    <meta:printed-by>Maxime ESCOURBIIAC</meta:printed-by>
    <meta:print-date>2010-06-17T00:55:43</meta:print-date>
    <meta:document-statistic meta:table-count="0" meta:image-count="0" meta:object-count="0" meta:page-count="6" meta:paragraph-count="111" meta:word-count="856" meta:character-count="5626"/>
  </office:meta>
</office:document-meta>
</file>